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69cm"/>
    </style:style>
    <style:style style:name="gr2" style:family="graphic" style:parent-style-name="standard">
      <style:graphic-properties draw:stroke="none" svg:stroke-color="#000000" draw:fill="none" draw:fill-color="#ffffff" fo:min-height="4.111cm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557cm" svg:height="3.619cm" svg:x="0.873cm" svg:y="1cm">
          <draw:text-box>
            <text:p><text:span text:style-name="T1"><text:s text:c="20"/></text:span><text:span text:style-name="T1">Garages</text:span></text:p>
            <text:p><text:span text:style-name="T1"/></text:p>
            <text:p><text:span text:style-name="T1"><text:s/></text:span><text:span text:style-name="T1">garageid | <text:s text:c="7"/>garagename <text:s text:c="8"/>| garagecity </text:span></text:p>
            <text:p><text:span text:style-name="T1">----------+---------------------------+------------</text:span></text:p>
            <text:p><text:span text:style-name="T1"><text:s/></text:span><text:span text:style-name="T1">G1 <text:s text:c="6"/>| Garage One <text:s text:c="15"/>| Madrid <text:s text:c="3"/></text:span></text:p>
            <text:p><text:span text:style-name="T1"><text:s/></text:span><text:span text:style-name="T1">G2 <text:s text:c="6"/>| Garage Two <text:s text:c="15"/>| Madrid <text:s text:c="3"/></text:span></text:p>
            <text:p><text:span text:style-name="T1"><text:s/></text:span><text:span text:style-name="T1">G3 <text:s text:c="6"/>| Garage Three <text:s text:c="13"/>| Madrid <text:s text:c="3"/></text:span></text:p>
            <text:p><text:span text:style-name="T1"><text:s/></text:span><text:span text:style-name="T1">G4 <text:s text:c="6"/>| Garage Four <text:s text:c="14"/>| Sevilla </text:span><text:span text:style-name="T2"><text:s text:c="2"/></text:span></text:p>
          </draw:text-box>
        </draw:frame>
        <draw:frame draw:style-name="gr2" draw:layer="layout" svg:width="10.668cm" svg:height="4.361cm" svg:x="1cm" svg:y="4.894cm">
          <draw:text-box>
            <text:p><text:span text:style-name="T1"><text:s text:c="17"/></text:span><text:span text:style-name="T1">Repairs</text:span></text:p>
            <text:p><text:span text:style-name="T1"/></text:p>
            <text:p><text:span text:style-name="T1"><text:s/></text:span><text:span text:style-name="T1">repairid | repairname | <text:s text:c="2"/>repairdesc <text:s text:c="8"/></text:span></text:p>
            <text:p><text:span text:style-name="T1">----------+------------+------------------ </text:span></text:p>
            <text:p><text:span text:style-name="T1"><text:s/></text:span><text:span text:style-name="T1">R1 <text:s text:c="6"/>| Scrach <text:s text:c="4"/>| Scrach repair <text:s text:c="8"/></text:span></text:p>
            <text:p><text:span text:style-name="T1"><text:s/></text:span><text:span text:style-name="T1">R2 <text:s text:c="6"/>| Dent <text:s text:c="6"/>| Dent repair <text:s text:c="9"/></text:span></text:p>
            <text:p><text:span text:style-name="T1"><text:s/></text:span><text:span text:style-name="T1">R3 <text:s text:c="6"/>| Paintwork <text:s/>| Paintwork repair <text:s/></text:span></text:p>
            <text:p><text:span text:style-name="T1"><text:s/></text:span><text:span text:style-name="T1">R4 <text:s text:c="6"/>| Wheels <text:s text:c="4"/>| Wheels repair <text:s text:c="9"/></text:span></text:p>
            <text:p><text:span text:style-name="T1"><text:s/></text:span><text:span text:style-name="T1">R5 <text:s text:c="6"/>| Engine <text:s text:c="4"/>| Engine repair </text:span></text:p>
          </draw:text-box>
        </draw:frame>
        <draw:frame draw:style-name="gr3" draw:layer="layout" svg:width="4.873cm" svg:height="6.985cm" svg:x="12.176cm" svg:y="1.127cm">
          <draw:text-box>
            <text:p><text:span text:style-name="T1"><text:s text:c="4"/></text:span><text:span text:style-name="T1">Workrepair</text:span></text:p>
            <text:p><text:span text:style-name="T1"/></text:p>
            <text:p><text:span text:style-name="T1"><text:s text:c="2"/></text:span><text:span text:style-name="T1">carid <text:s/>| repairid </text:span></text:p>
            <text:p><text:span text:style-name="T1">---------+----------</text:span></text:p>
            <text:p><text:span text:style-name="T1"><text:s/></text:span><text:span text:style-name="T1">1019GZF | R1 <text:s/></text:span></text:p>
            <text:p><text:span text:style-name="T1"><text:s/></text:span><text:span text:style-name="T1">1019GZF | R2 <text:s/></text:span></text:p>
            <text:p><text:span text:style-name="T1"><text:s/></text:span><text:span text:style-name="T1">1019GZF | R3 <text:s/></text:span></text:p>
            <text:p><text:span text:style-name="T1"><text:s/></text:span><text:span text:style-name="T1">1030GZF | R4 <text:s/></text:span></text:p>
            <text:p><text:span text:style-name="T1"><text:s/></text:span><text:span text:style-name="T1">2039GRF | R1 <text:s/></text:span></text:p>
            <text:p><text:span text:style-name="T1"><text:s/></text:span><text:span text:style-name="T1">1019RZF | R1 <text:s/></text:span></text:p>
            <text:p><text:span text:style-name="T1"><text:s/></text:span><text:span text:style-name="T1">2019XZF | R1 <text:s/></text:span></text:p>
            <text:p><text:span text:style-name="T1"><text:s/></text:span><text:span text:style-name="T1">3010ABC | R2 <text:s/></text:span></text:p>
            <text:p><text:span text:style-name="T1"><text:s/></text:span><text:span text:style-name="T1">3110ABZ | R4 <text:s/></text:span></text:p>
            <text:p><text:span text:style-name="T1"><text:s/></text:span><text:span text:style-name="T1">2210ABZ | R3 <text:s/></text:span></text:p>
            <text:p><text:span text:style-name="T1"><text:s/></text:span><text:span text:style-name="T1">1111AAA | R1 <text:s/></text:span></text:p>
            <text:p><text:span text:style-name="T1"><text:s/></text:span><text:span text:style-name="T1">1111AAA | R2 </text:span><text:span text:style-name="T2"><text:s/></text:span></text:p>
          </draw:text-box>
        </draw:frame>
        <draw:frame draw:style-name="gr1" draw:layer="layout" svg:width="11.557cm" svg:height="5.594cm" svg:x="1.254cm" svg:y="9.122cm">
          <draw:text-box>
            <text:p><text:span text:style-name="T1"><text:s text:c="22"/></text:span><text:span text:style-name="T1">works <text:s text:c="73"/></text:span></text:p>
            <text:p><text:span text:style-name="T1"><text:s text:c="2"/></text:span><text:span text:style-name="T1">carid <text:s/>| <text:s text:c="2"/>datein <text:s text:c="2"/>| dateout | cost | garageid </text:span></text:p>
            <text:p><text:span text:style-name="T1">---------+------------+---------+------+----------</text:span></text:p>
            <text:p><text:span text:style-name="T1"><text:s/></text:span><text:span text:style-name="T1">1019GZF | 2008 <text:s text:c="6"/>| <text:s text:c="8"/>| <text:s text:c="5"/>| G1 <text:s/></text:span></text:p>
            <text:p><text:span text:style-name="T1"><text:s/></text:span><text:span text:style-name="T1">1030GZF | 2010 <text:s text:c="6"/>| <text:s text:c="8"/>| <text:s text:c="5"/>| G1 <text:s/></text:span></text:p>
            <text:p><text:span text:style-name="T1"><text:s/></text:span><text:span text:style-name="T1">2039GRF | 2012 <text:s text:c="6"/>| <text:s text:c="8"/>| <text:s text:c="5"/>| G1 <text:s/></text:span></text:p>
            <text:p><text:span text:style-name="T1"><text:s/></text:span><text:span text:style-name="T1">1019RZF | 2015 <text:s text:c="6"/>| <text:s text:c="8"/>| <text:s text:c="5"/>| G3 <text:s/></text:span></text:p>
            <text:p><text:span text:style-name="T1"><text:s/></text:span><text:span text:style-name="T1">2019XZF | 2003 <text:s text:c="6"/>| <text:s text:c="8"/>| <text:s text:c="5"/>| G1 <text:s/></text:span></text:p>
            <text:p><text:span text:style-name="T1"><text:s/></text:span><text:span text:style-name="T1">3010ABC | 2006 <text:s text:c="6"/>| <text:s text:c="8"/>| <text:s text:c="5"/>| G4 <text:s/></text:span></text:p>
            <text:p><text:span text:style-name="T1"><text:s/></text:span><text:span text:style-name="T1">3110ABZ | 2007 <text:s text:c="6"/>| <text:s text:c="8"/>| <text:s text:c="5"/>| G1 <text:s/></text:span></text:p>
            <text:p><text:span text:style-name="T1"><text:s/></text:span><text:span text:style-name="T1">2210ABZ | 2007 <text:s text:c="6"/>| <text:s text:c="8"/>| <text:s text:c="5"/>| G2 <text:s/></text:span></text:p>
            <text:p><text:span text:style-name="T1"><text:s/></text:span><text:span text:style-name="T1">1111AAA | 2008 <text:s text:c="6"/>| <text:s text:c="8"/>| <text:s text:c="5"/>| G1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5-10-09T16:19:35.392810545</meta:creation-date>
    <dc:date>2015-10-09T16:28:50.269260356</dc:date>
    <dc:creator>Javi Roman</dc:creator>
    <meta:editing-duration>PT9M14S</meta:editing-duration>
    <meta:editing-cycles>2</meta:editing-cycles>
    <meta:generator>LibreOffice/4.3.7.2$Linux_X86_64 LibreOffice_project/430$Build-2</meta:generator>
    <meta:document-statistic meta:object-count="4"/>
  </office:meta>
</office:document-meta>
</file>